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ResponseWriterImpl.writeAttribute( final String name , final Object value , final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WriterImpl.TobagoResponseWriterImpl( final Writer writer , final String contentType , final String characterEnco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bagoResponseWriterImpl.startElementInternal( Writer writer , String name , UIComponent current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bagoResponseWriterImpl.writ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WriterImpl.endElementInternal( Writer writer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obagoResponseWriterImpl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bagoResponseWriterImpl.endElement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bagoResponseWriterImpl.get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i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writeStyle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ResponseWriterImpl.write( char [ ] 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WriterImpl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writeInternal( Writer writer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WriterImpl.writeClass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ResponseWriterImpl.getCallingClassStackTraceElement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bagoResponseWriterImpl.writeText( final char [ ] text , final int offset , final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bagoResponseWriterImpl.writeAttributeInternal( Writer writer , String name , String value , boolean esca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obagoResponseWriterImpl.writeComment( final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bagoResponseWriterImpl.writeURIAttribute( final String s , final Object obj , final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cloneWithWriter( final Writer original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WriterImpl.setComponent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writeText( final Object text , final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bagoResponseWriterImpl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startElement( final String name , final UIComponent current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writeAttribute( final String name , final String value , final boolean 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closeOpen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ResponseWriterImpl.writ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write( String string , int i , int i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WriterImpl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WriterImpl.write( final char [ ] cbuf , final int off , final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findValue( final Object value , final String proper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obagoResponseWriterImpl.ge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isStartStill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Impl.setStartStillOpen( boolean startStillOp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